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fef" officeooo:paragraph-rsid="00131fef"/>
    </style:style>
    <style:style style:name="P2" style:family="paragraph" style:parent-style-name="Standard">
      <style:text-properties officeooo:rsid="00141d6d" officeooo:paragraph-rsid="00141d6d"/>
    </style:style>
    <style:style style:name="P3" style:family="paragraph" style:parent-style-name="Standard">
      <style:text-properties fo:font-weight="bold" officeooo:rsid="00141d6d" officeooo:paragraph-rsid="00141d6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kodemos Koutsoheras</text:p>
      <text:p text:style-name="P1">Sahil Dev</text:p>
      <text:p text:style-name="P1">Mariam Adwan</text:p>
      <text:p text:style-name="P1"/>
      <text:p text:style-name="P1"/>
      <text:p text:style-name="P1"/>
      <text:p text:style-name="P3">Concept</text:p>
      <text:p text:style-name="P2"/>
      <text:p text:style-name="P3">Visual and artistic elements</text:p>
      <text:p text:style-name="P2"/>
      <text:p text:style-name="P3">Algorithmic compexity</text:p>
      <text:p text:style-name="P2">Sahil’s material selection algorithm</text:p>
      <text:p text:style-name="P2">Sahil’s planet generating algorithm</text:p>
      <text:p text:style-name="P2"/>
      <text:p text:style-name="P3">Gameplay</text:p>
      <text:p text:style-name="P2"/>
      <text:p text:style-name="P3">Completen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2:51:45.375284876</meta:creation-date>
    <dc:date>2021-07-09T13:09:01.492899323</dc:date>
    <meta:editing-duration>PT7M6S</meta:editing-duration>
    <meta:editing-cycles>1</meta:editing-cycles>
    <meta:document-statistic meta:table-count="0" meta:image-count="0" meta:object-count="0" meta:page-count="1" meta:paragraph-count="10" meta:word-count="23" meta:character-count="189" meta:non-whitespace-character-count="176"/>
    <meta:generator>LibreOffice/7.1.4.2$Linux_X86_64 LibreOffice_project/10$Build-2</meta:generator>
  </office:meta>
</office:document-meta>
</file>